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719f" officeooo:paragraph-rsid="0012719f"/>
    </style:style>
    <style:style style:name="P2" style:family="paragraph" style:parent-style-name="Standard">
      <style:text-properties officeooo:rsid="0014248a" officeooo:paragraph-rsid="0014248a"/>
    </style:style>
    <style:style style:name="P3" style:family="paragraph" style:parent-style-name="Standard">
      <style:text-properties officeooo:rsid="00235c30" officeooo:paragraph-rsid="001426dc"/>
    </style:style>
    <style:style style:name="P4" style:family="paragraph" style:parent-style-name="Standard">
      <style:text-properties officeooo:rsid="0023068f" officeooo:paragraph-rsid="001426dc"/>
    </style:style>
    <style:style style:name="P5" style:family="paragraph" style:parent-style-name="Standard">
      <style:text-properties officeooo:rsid="0025038b" officeooo:paragraph-rsid="001426dc"/>
    </style:style>
    <style:style style:name="P6" style:family="paragraph" style:parent-style-name="Standard">
      <style:text-properties officeooo:rsid="00283216" officeooo:paragraph-rsid="001426dc"/>
    </style:style>
    <style:style style:name="P7" style:family="paragraph" style:parent-style-name="Standard">
      <style:text-properties officeooo:rsid="002a473a" officeooo:paragraph-rsid="0015dc1e"/>
    </style:style>
    <style:style style:name="P8" style:family="paragraph" style:parent-style-name="Standard">
      <style:text-properties officeooo:rsid="002b6ef5" officeooo:paragraph-rsid="0015dc1e"/>
    </style:style>
    <style:style style:name="P9" style:family="paragraph" style:parent-style-name="Standard">
      <style:text-properties officeooo:rsid="0017b676" officeooo:paragraph-rsid="0017b676"/>
    </style:style>
    <style:style style:name="T1" style:family="text">
      <style:text-properties officeooo:rsid="00235c30"/>
    </style:style>
    <style:style style:name="T2" style:family="text">
      <style:text-properties officeooo:rsid="00264eb9"/>
    </style:style>
    <style:style style:name="T3" style:family="text">
      <style:text-properties officeooo:rsid="0025038b"/>
    </style:style>
    <style:style style:name="T4" style:family="text">
      <style:text-properties officeooo:rsid="00283216"/>
    </style:style>
    <style:style style:name="T5" style:family="text">
      <style:text-properties officeooo:rsid="001426dc"/>
    </style:style>
    <style:style style:name="T6" style:family="text">
      <style:text-properties officeooo:rsid="002d0a41"/>
    </style:style>
    <style:style style:name="T7" style:family="text">
      <style:text-properties officeooo:rsid="0015dc1e"/>
    </style:style>
    <style:style style:name="T8" style:family="text">
      <style:text-properties officeooo:rsid="0019a30f"/>
    </style:style>
    <style:style style:name="T9" style:family="text">
      <style:text-properties officeooo:rsid="0019e766"/>
    </style:style>
    <style:style style:name="T10" style:family="text">
      <style:text-properties officeooo:rsid="001b0959"/>
    </style:style>
    <style:style style:name="T11" style:family="text">
      <style:text-properties officeooo:rsid="001cf1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.</text:p>
      <text:p text:style-name="P2">Design pattern : Creation – Builder</text:p>
      <text:p text:style-name="P2">- <text:span text:style-name="T8">This pattern allows client object to construct object by specifying only type and content, being shielded from the details related to object's representation.</text:span></text:p>
      <text:p text:style-name="P2"/>
      <text:p text:style-name="P2">Pseudo-code:</text:p>
      <text:p text:style-name="P2"/>
      <text:p text:style-name="P4">1. Create an interface named as 'Equipment'. <text:span text:style-name="T1">I</text:span>t will have attributes like name, price, powerRequirement. It will have methods like getPrice(), getPowerConsumption(), <text:span text:style-name="T1">setName(), getName(), setPrice(), getPrice().</text:span></text:p>
      <text:p text:style-name="P4"/>
      <text:p text:style-name="P3">2. Create a class named as 'StorageEquipment'. It will implement 'Equipment' interface. It will have attributes like capacity. It will have methods like getCapacity(), setCapacity().</text:p>
      <text:p text:style-name="P3"/>
      <text:p text:style-name="P5">3. Create a class named as “Processor”. It will implement <text:span text:style-name="T1">Equipment' interface. It will have attributes like </text:span>speed. <text:span text:style-name="T2">It will have methods like setSpeed(), getSpeed().</text:span></text:p>
      <text:p text:style-name="P5"/>
      <text:p text:style-name="P6">4. Create a class named as “Bus”. It will <text:span text:style-name="T3">implement Equipment' interface. It will have attributes like </text:span>noOfPins. <text:span text:style-name="T2">t will have methods like set</text:span>Pins<text:span text:style-name="T2">(), get</text:span>Pins<text:span text:style-name="T2">().</text:span></text:p>
      <text:p text:style-name="P6"/>
      <text:p text:style-name="P8">5. <text:span text:style-name="T6">Create a class named as “PowerSupply”. It will implement Equipment' interface. It will have attributes like power. t will have methods like setPower(), getPower().</text:span></text:p>
      <text:p text:style-name="P8"/>
      <text:p text:style-name="P9">6. Create <text:span text:style-name="T11">interface '</text:span>Chassis<text:span text:style-name="T9">'</text:span> <text:span text:style-name="T9">which will be implemented by classes 'TowerChessis' and 'DesktopChessis'. Create interface 'Cabinet' which will be implemented by classes 'TowerCabinet' and 'DesktopCabinet'. </text:span></text:p>
      <text:p text:style-name="P6"/>
      <text:p text:style-name="P7"><text:span text:style-name="T10">7</text:span>. Create class named as 'PC'. It will extends '<text:span text:style-name="T1">StorageEquipment', </text:span>'<text:span text:style-name="T1">Processor</text:span>', '<text:span text:style-name="T4">Bus</text:span>', <text:span text:style-name="T7">'PowerSupply'</text:span>. <text:span text:style-name="T5">It will have attributes like type. It will have methods setType(), getType()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16:17:58.234904397</meta:creation-date>
    <dc:date>2017-11-08T19:30:38.978301140</dc:date>
    <meta:editing-duration>PT3H12M11S</meta:editing-duration>
    <meta:editing-cycles>9</meta:editing-cycles>
    <meta:generator>LibreOffice/4.2.8.2$Linux_X86_64 LibreOffice_project/420m0$Build-2</meta:generator>
    <meta:document-statistic meta:table-count="0" meta:image-count="0" meta:object-count="0" meta:page-count="1" meta:paragraph-count="11" meta:word-count="207" meta:character-count="1476" meta:non-whitespace-character-count="1278"/>
  </office:meta>
</office:document-meta>
</file>